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4292f" loext:opacity="100%" style:font-name="ui-monospace" fo:font-size="7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n't worry be happy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16:21:36.351000000</dc:date>
    <meta:editing-duration>PT2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7"/>
    <meta:generator>LibreOffice/7.2.2.2$Windows_X86_64 LibreOffice_project/02b2acce88a210515b4a5bb2e46cbfb63fe97d56</meta:generator>
  </office:meta>
</office:document-meta>
</file>